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language="en" fo:country="US" style:language-asian="en" style:country-asian="US" style:font-name-complex="Times New Roman" style:font-size-complex="12pt" style:language-complex="he" style:country-complex="IL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>
      <style:text-properties fo:language="pl" fo:country="PL"/>
    </style:style>
    <style:style style:name="P7" style:family="paragraph" style:parent-style-name="Heading_20_1" style:master-page-name="Convert_20_1">
      <style:paragraph-properties style:page-number="auto"/>
    </style:style>
    <style:style style:name="P8" style:family="paragraph" style:parent-style-name="Naslov_20_dokumenta">
      <style:text-properties fo:font-size="14pt" style:font-size-asian="14pt" style:font-size-complex="14pt"/>
    </style:style>
    <style:style style:name="P9" style:family="paragraph" style:parent-style-name="Naslov_20_dokumenta">
      <style:text-properties officeooo:rsid="000e0f06" officeooo:paragraph-rsid="000e0f06"/>
    </style:style>
    <style:style style:name="P10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P11" style:family="paragraph" style:parent-style-name="Autor_20_dokumenta">
      <style:text-properties officeooo:rsid="000e0f06" officeooo:paragraph-rsid="000e0f06"/>
    </style:style>
    <style:style style:name="P12" style:family="paragraph" style:parent-style-name="Foot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normal" style:font-style-asian="normal" style:font-style-complex="italic"/>
    </style:style>
    <style:style style:name="T6" style:family="text">
      <style:text-properties style:font-name="Times New Roman" fo:language="en" fo:country="US" style:language-asian="en" style:country-asian="US" style:font-name-complex="Times New Roman" style:font-size-complex="12pt" style:language-complex="he" style:country-complex="IL"/>
    </style:style>
    <style:style style:name="T7" style:family="text">
      <style:text-properties fo:language="pl" fo:country="PL"/>
    </style:style>
    <style:style style:name="T8" style:family="text">
      <style:text-properties fo:language="pl" fo:country="PL" style:language-asian="en" style:country-asian="US"/>
    </style:style>
    <style:style style:name="T9" style:family="text">
      <style:text-properties officeooo:rsid="000e0f06"/>
    </style:style>
    <style:style style:name="T10" style:family="text"/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VEUČILIŠTE U ZAGREBU</text:p>
      <text:p text:style-name="P8">FAKULTET ELEKTROTEHNIKE I RAČUNARSTVA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_20_dokumenta"><text:span text:style-name="T3">SEMINAR</text:span></text:p>
      <text:p text:style-name="P1"/>
      <text:p text:style-name="P9">Faza konsenzusa u OLC paradigmi sastavljanja genoma – Sparc</text:p>
      <text:p text:style-name="P11">Nikola Bukovac, Vinko Kolobara</text:p>
      <text:p text:style-name="Autor_20_dokumenta"><text:span text:style-name="T5">Voditelj:</text:span> <text:span text:style-name="T9">Mile Šikić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Mjesto_20_i_20_datum">Zagreb, <text:span text:style-name="T9">prosinac</text:span>, <text:span text:style-name="T9">2017</text:span></text:p>
      <text:p text:style-name="P5"><text:span text:style-name="T4">Sadržaj</text:span></text:p>
      <text:p text:style-name="P2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1.</text:a><text:a xlink:type="simple" xlink:href="#__RefHeading___Toc159987575" text:style-name="Index_20_Link" text:visited-style-name="Index_20_Link"><text:span text:style-name="T6"><text:tab/></text:span></text:a><text:a xlink:type="simple" xlink:href="#__RefHeading___Toc159987575" text:style-name="Index_20_Link" text:visited-style-name="Index_20_Link">Uvod<text:tab/>1</text:a></text:p>
          <text:p text:style-name="Contents_20_1"><text:a xlink:type="simple" xlink:href="#__RefHeading___Toc159987576" text:style-name="Index_20_Link" text:visited-style-name="Index_20_Link"><text:span text:style-name="T8">2.</text:span></text:a><text:a xlink:type="simple" xlink:href="#__RefHeading___Toc159987576" text:style-name="Index_20_Link" text:visited-style-name="Index_20_Link"><text:span text:style-name="T6"><text:tab/></text:span></text:a><text:a xlink:type="simple" xlink:href="#__RefHeading___Toc159987576" text:style-name="Index_20_Link" text:visited-style-name="Index_20_Link"><text:span text:style-name="T8">Seminarski rad</text:span></text:a><text:a xlink:type="simple" xlink:href="#__RefHeading___Toc159987576" text:style-name="Index_20_Link" text:visited-style-name="Index_20_Link"><text:tab/>2</text:a></text:p>
          <text:p text:style-name="Contents_20_1"><text:a xlink:type="simple" xlink:href="#__RefHeading___Toc159987577" text:style-name="Index_20_Link" text:visited-style-name="Index_20_Link">3.</text:a><text:a xlink:type="simple" xlink:href="#__RefHeading___Toc159987577" text:style-name="Index_20_Link" text:visited-style-name="Index_20_Link"><text:span text:style-name="T6"><text:tab/></text:span></text:a><text:a xlink:type="simple" xlink:href="#__RefHeading___Toc159987577" text:style-name="Index_20_Link" text:visited-style-name="Index_20_Link">Zaključak<text:tab/>3</text:a></text:p>
          <text:p text:style-name="Contents_20_1"><text:a xlink:type="simple" xlink:href="#__RefHeading___Toc159987578" text:style-name="Index_20_Link" text:visited-style-name="Index_20_Link">4.</text:a><text:a xlink:type="simple" xlink:href="#__RefHeading___Toc159987578" text:style-name="Index_20_Link" text:visited-style-name="Index_20_Link"><text:span text:style-name="T6"><text:tab/></text:span></text:a><text:a xlink:type="simple" xlink:href="#__RefHeading___Toc159987578" text:style-name="Index_20_Link" text:visited-style-name="Index_20_Link">Literatura<text:tab/>4</text:a></text:p>
          <text:p text:style-name="Contents_20_1"><text:a xlink:type="simple" xlink:href="#__RefHeading___Toc159987579" text:style-name="Index_20_Link" text:visited-style-name="Index_20_Link">5.</text:a><text:a xlink:type="simple" xlink:href="#__RefHeading___Toc159987579" text:style-name="Index_20_Link" text:visited-style-name="Index_20_Link"><text:span text:style-name="T6"><text:tab/></text:span></text:a><text:a xlink:type="simple" xlink:href="#__RefHeading___Toc159987579" text:style-name="Index_20_Link" text:visited-style-name="Index_20_Link">Sažetak<text:tab/>5</text:a></text:p>
        </text:index-body>
      </text:table-of-content>
      <text:p text:style-name="P3"/>
      <text:p text:style-name="Standard"/>
      <text:section text:style-name="Sect2" text:name="Section1">
        <text:p text:style-name="Standard"/>
        <text:h text:style-name="P7" text:outline-level="1"><text:bookmark-start text:name="__RefHeading___Toc159987575"/>Uvod<text:bookmark-end text:name="__RefHeading___Toc159987575"/></text:h>
        <text:p text:style-name="Standard"/>
        <text:p text:style-name="Standard"/>
        <text:p text:style-name="Standard"/>
        <text:p text:style-name="Standard"/>
        <text:p text:style-name="Standard"/>
        <text:h text:style-name="P6" text:outline-level="1"><text:bookmark-start text:name="__RefHeading___Toc159987576"/>Seminarski rad<text:bookmark-end text:name="__RefHeading___Toc159987576"/></text:h>
        <text:p text:style-name="P4"/>
        <text:p text:style-name="P4"/>
        <text:p text:style-name="P4"/>
        <text:p text:style-name="P4"/>
        <text:p text:style-name="P4"/>
        <text:p text:style-name="P4"/>
        <text:h text:style-name="Heading_20_1" text:outline-level="1"><text:bookmark-start text:name="__RefHeading___Toc159987577"/>Zaključak<text:bookmark-end text:name="__RefHeading___Toc159987577"/></text:h>
        <text:p text:style-name="Standard"/>
        <text:p text:style-name="Standard"/>
        <text:p text:style-name="Standard"/>
        <text:p text:style-name="Standard"/>
        <text:p text:style-name="Standard"/>
        <text:h text:style-name="Heading_20_1" text:outline-level="1"><text:bookmark-start text:name="__RefHeading___Toc159987578"/><text:bookmark-start text:name="__RefHeading___Toc159987579"/>Sažetak<text:bookmark-end text:name="__RefHeading___Toc159987579"/></text:h>
        <text:h text:style-name="Heading_20_1" text:outline-level="1">Literatura<text:bookmark-end text:name="__RefHeading___Toc159987578"/></text:h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en" fo:country="US" style:font-size-asian="11pt" style:language-asian="en" style:country-asian="US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en" fo:country="US" style:language-asian="en" style:country-asian="US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en" fo:country="US" style:language-asian="en" style:country-asian="US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en" fo:country="US" style:font-size-asian="11pt" style:language-asian="en" style:country-asian="US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en" fo:country="US" fo:font-style="italic" style:language-asian="en" style:country-asian="US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>
        <style:header-footer-properties fo:min-height="0.7091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 text:page-adjust="1">5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meta:initial-creator>Sinisa Tomic</meta:initial-creator>
    <meta:creation-date>2007-02-15T16:51:00</meta:creation-date>
    <dc:date>2017-12-03T20:53:24.181824032</dc:date>
    <meta:print-date>2007-02-23T12:47:00</meta:print-date>
    <meta:editing-cycles>27</meta:editing-cycles>
    <meta:editing-duration>PT1H5M23S</meta:editing-duration>
    <meta:generator>LibreOffice/5.1.6.2$Linux_X86_64 LibreOffice_project/10m0$Build-2</meta:generator>
    <meta:document-statistic meta:table-count="0" meta:image-count="0" meta:object-count="0" meta:page-count="8" meta:paragraph-count="19" meta:word-count="55" meta:character-count="327" meta:non-whitespace-character-count="295"/>
  </office:meta>
</office:document-meta>
</file>